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97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Y&quot;" style:apply-style-name="Goo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struction/Feature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ALU test</text:p>
          </table:table-cell>
          <table:table-cell office:value-type="string" calcext:value-type="string">
            <text:p>Integration test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AD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D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UIPC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EQ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GE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NE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BREA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CALL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FENC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AL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ALR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B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HU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LUI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B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L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I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TU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A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RL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XOR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ORI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/>
        </table:table-row>
        <table:table-row table:style-name="ro2" table:number-rows-repeated="1048534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Sheet1.D15:Sheet1.D1048576 Sheet1.B1:Sheet1.D13 Sheet1.B15:Sheet1.C1048576 Sheet1.C14:Sheet1.D14">
            <calcext:condition calcext:apply-style-name="Good" calcext:value="=&quot;Y&quot;" calcext:base-cell-address="Sheet1.B1"/>
          </calcext:conditional-format>
        </calcext:conditional-formats>
      </table:table>
      <table:named-expressions/>
      <table:database-ranges>
        <table:database-range table:name="Instruction_Feature" table:target-range-address="Sheet1.A1:Sheet1.A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SC" style:font-family-asian="'Source Han Sans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9">00/00/0000</text:date>, <text:time style:data-style-name="N2" text:time-value="18:51:33.7683916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1:06:44.730280843</meta:creation-date>
    <dc:date>2023-09-19T22:10:52.443337826</dc:date>
    <meta:editing-duration>PT11H46M40S</meta:editing-duration>
    <meta:editing-cycles>9</meta:editing-cycles>
    <meta:generator>LibreOffice/7.6.1.2$Linux_X86_64 LibreOffice_project/60$Build-2</meta:generator>
    <meta:document-statistic meta:table-count="1" meta:cell-count="115" meta:object-count="0"/>
  </office:meta>
</office:document-meta>
</file>